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b86" officeooo:paragraph-rsid="0007ab86"/>
    </style:style>
    <style:style style:name="P2" style:family="paragraph" style:parent-style-name="Standard">
      <style:text-properties officeooo:rsid="00086d47" officeooo:paragraph-rsid="00086d47"/>
    </style:style>
    <style:style style:name="P3" style:family="paragraph" style:parent-style-name="Standard">
      <style:text-properties officeooo:rsid="0009ae98" officeooo:paragraph-rsid="0009ae98"/>
    </style:style>
    <style:style style:name="P4" style:family="paragraph" style:parent-style-name="Standard">
      <style:text-properties officeooo:rsid="000d35d7" officeooo:paragraph-rsid="000d35d7"/>
    </style:style>
    <style:style style:name="T1" style:family="text">
      <style:text-properties officeooo:rsid="00086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Js</text:p>
      <text:p text:style-name="P1"/>
      <text:p text:style-name="P1">1. Modules in Nodejs</text:p>
      <text:p text:style-name="P1"/>
      <text:p text:style-name="P1">2. File System =&gt; Synchronous, Asynchronous, Blocking and Non-Blocking Request, Event Loop,</text:p>
      <text:p text:style-name="P1"><text:tab/><text:tab/> <text:s text:c="5"/>NodeJs Architecture, <text:span text:style-name="T1">Threads.</text:span></text:p>
      <text:p text:style-name="P2">UTF-8 encoding.</text:p>
      <text:p text:style-name="P3">Callback function.</text:p>
      <text:p text:style-name="P3"/>
      <text:p text:style-name="P4">3. NodeJs Architecture =&gt; Event Loop (FIFO Data Structure), Thread Pool (For completing tasks of Blocking Operations or Synchronous tasks),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7:53:05.554000000</meta:creation-date>
    <dc:date>2025-02-20T19:16:21.957000000</dc:date>
    <meta:editing-duration>PT1H6M33S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7" meta:word-count="44" meta:character-count="327" meta:non-whitespace-character-count="281"/>
  </office:meta>
</office:document-meta>
</file>